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officeooo:rsid="001ef5dc" officeooo:paragraph-rsid="001ef5dc"/>
    </style:style>
    <style:style style:name="P2" style:family="paragraph" style:parent-style-name="Standard" style:list-style-name="L1">
      <style:text-properties style:font-name="Arial" officeooo:rsid="001ef5dc" officeooo:paragraph-rsid="001ef5dc"/>
    </style:style>
    <style:style style:name="P3" style:family="paragraph" style:parent-style-name="Standard" style:list-style-name="L1">
      <style:text-properties style:font-name="Arial" officeooo:rsid="001ef5dc" officeooo:paragraph-rsid="0024db4a"/>
    </style:style>
    <style:style style:name="T1" style:family="text">
      <style:text-properties officeooo:rsid="001ef5f7"/>
    </style:style>
    <style:style style:name="T2" style:family="text">
      <style:text-properties officeooo:rsid="001f3d08"/>
    </style:style>
    <style:style style:name="T3" style:family="text">
      <style:text-properties officeooo:rsid="002313c9"/>
    </style:style>
    <style:style style:name="T4" style:family="text">
      <style:text-properties officeooo:rsid="00231cbb"/>
    </style:style>
    <style:style style:name="T5" style:family="text">
      <style:text-properties officeooo:rsid="0024db4a"/>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saac Hinckley</text:p>
      <text:p text:style-name="P1">000636849</text:p>
      <text:p text:style-name="P1">Bachelor of Science, Computer Science</text:p>
      <text:p text:style-name="P1">C950 – Task 1</text:p>
      <text:p text:style-name="P1"/>
      <text:list text:style-name="L1">
        <text:list-item>
          <text:p text:style-name="P2">Identify a named self-adjusting algorithm (e.g., nearest neighbor algorithm, greedy algorithm) that could be used to create your program to deliver the packages. <text:line-break/><text:line-break/>The nearest neighbor algorithm is a choice for deciding how to deliver packages.<text:line-break/><text:line-break/></text:p>
        </text:list-item>
        <text:list-item>
          <text:p text:style-name="P2">Identify a self-adjusting data structure, such as a hash table, that could be used with the algorithm identified in part A to store the package data.<text:line-break/><text:line-break/>A hash table can be implemented to easily store and reference location and package data.<text:line-break/><text:line-break/></text:p>
          <text:list>
            <text:list-item>
              <text:p text:style-name="P2">Explain how your data structure accounts for the relationship between the data components you are storing. <text:line-break/><text:line-break/>Using hash tables will allow for easy lookup of a location from the address saved in the package data<text:line-break/><text:line-break/></text:p>
            </text:list-item>
          </text:list>
        </text:list-item>
        <text:list-item>
          <text:p text:style-name="P2">Write an overview of your program in which you do the following:</text:p>
          <text:list>
            <text:list-item>
              <text:p text:style-name="P2">Explain the algorithm’s logic using pseudocode.<text:line-break/><text:line-break/><text:span text:style-name="T1">My nearest neighbor algorithm:<text:line-break/>set distance to systemMaxNumber<text:line-break/>for every destination in truck gps:<text:line-break/> <text:s text:c="3"/>pull location data from hashMap<text:line-break/> <text:s text:c="3"/>pull distance from current location from distances matrix<text:line-break/> <text:s text:c="3"/>if location distance is smaller than distance:<text:line-break/> <text:s text:c="7"/>set distance to location distance<text:line-break/> <text:s text:c="7"/>set next location id to location id</text:span><text:line-break/></text:p>
            </text:list-item>
            <text:list-item>
              <text:p text:style-name="P2">Describe the programming environment you will use to create the Python application, including both the software and hardware you will use.<text:line-break/><text:line-break/>Software: Garuda Linux, Pycharm, Git, <text:span text:style-name="T2">Python 3.12</text:span><text:line-break/>Hardware: AMD Ryzen 5950X, Nvidia RTX 3080, G.SKILL Ripjaws V Series 64GBx4<text:line-break/></text:p>
            </text:list-item>
            <text:list-item>
              <text:p text:style-name="P3">Evaluate the space-time complexity of each major segment of the program and the entire program using big-O notation.<text:line-break/><text:line-break/><text:span text:style-name="T1">HashTable insert: </text:span><text:span text:style-name="T5">Space – </text:span><text:span text:style-name="T1">O(n) </text:span><text:span text:style-name="T5">| Time – O(n) </text:span><text:span text:style-name="T1"><text:line-break/>HashTable get: </text:span><text:span text:style-name="T5">Space – </text:span><text:span text:style-name="T1">O(n) </text:span><text:span text:style-name="T5">| Time – O(n)</text:span><text:span text:style-name="T1"><text:line-break/></text:span><text:soft-page-break/><text:span text:style-name="T1">SoSLocations initalize: </text:span><text:span text:style-name="T5">Space – </text:span><text:span text:style-name="T1">O(n) </text:span><text:span text:style-name="T5">| Time – O(n)</text:span><text:span text:style-name="T1"><text:line-break/>SoSPackages initialize: </text:span><text:span text:style-name="T5">Space – </text:span><text:span text:style-name="T1">O(n) </text:span><text:span text:style-name="T5">| Time – O(n)</text:span><text:span text:style-name="T1"><text:line-break/>SoSTruck _deliver_packages: </text:span><text:span text:style-name="T5">Space – </text:span><text:span text:style-name="T1">O(n) </text:span><text:span text:style-name="T5">| Time – O(n)</text:span><text:span text:style-name="T1"><text:line-break/>SoSTruck _go_next_destination: </text:span><text:span text:style-name="T5">Space – </text:span><text:span text:style-name="T1">O(n) </text:span><text:span text:style-name="T5">| Time – O(n)</text:span><text:span text:style-name="T1"><text:line-break/>SoSTruck _load_more: </text:span><text:span text:style-name="T5">Space – </text:span><text:span text:style-name="T1">O(n) </text:span><text:span text:style-name="T5">| Time – O(n)</text:span><text:span text:style-name="T1"><text:line-break/>SoSTruck perform_deliveries: </text:span><text:span text:style-name="T5">Space – </text:span><text:span text:style-name="T1">O(n) </text:span><text:span text:style-name="T5">| Time – O(n)</text:span><text:span text:style-name="T1"><text:line-break/>SoSTruck _load_truck_process: </text:span><text:span text:style-name="T5">Space – </text:span><text:span text:style-name="T1">O(n) </text:span><text:span text:style-name="T5">| Time – O(n)</text:span><text:line-break/><text:span text:style-name="T1">SoSTruck load_truck: </text:span><text:span text:style-name="T5">Space – </text:span><text:span text:style-name="T1">O(n) </text:span><text:span text:style-name="T5">| Time – O(n)</text:span><text:span text:style-name="T1"><text:line-break/>Program: </text:span><text:span text:style-name="T5">Space – </text:span><text:span text:style-name="T1">O(n) </text:span><text:span text:style-name="T5">| Time – O(n)</text:span><text:line-break/></text:p>
            </text:list-item>
            <text:list-item>
              <text:p text:style-name="P2">Explain the capability of your solution to scale and adapt to a growing number of packages.<text:line-break/><text:line-break/>My solution <text:span text:style-name="T3">will</text:span> scale with an increasing number of packages <text:span text:style-name="T3">with minimal changes if any</text:span>. <text:span text:style-name="T3">It may not always give an optimal solution but will approximate one. The dataset size is calculated before allocating the memory for the package records. The program parses the information to organize the packages and then decides which packages should be prioritized. The initial ingestion of data may take longer on exceptionally large datasets as it allocates each record to a HashTable location, but then most loops only circle over smaller groups of the dataset as needed.</text:span><text:line-break/></text:p>
            </text:list-item>
            <text:list-item>
              <text:p text:style-name="P2">Discuss why the software design would be efficient and easy to maintain.<text:line-break/><text:line-break/><text:span text:style-name="T4">Object oriented ideas were used for separation of concerns and group like focused methods and data. Classes and methods are commented to assist future developers with understanding the code as they read it. Getter and setter methods were widely used. The logic behind getting or setting a property can easily change without affecting the code that calls it. Along with this philosophy most properties were set as private to require the use of the getters and setters. The properties that were set to public were done with conscious decisions and will assist with maintaining the code as it provides a singular location where all parts of the application can interacting with the data set. This creates a single source of truth.</text:span><text:line-break/></text:p>
            </text:list-item>
            <text:list-item>
              <text:p text:style-name="P2">Describe both the strengths and weaknesses of the self-adjusting data structure (e.g., the hash table).<text:line-break/><text:line-break/>Strength: The hash table makes looking data up by a key very simple and quick.<text:line-break/>Weakness: To look up an object by the data stored instead of the key would require steps that could become very time and operation consuming.<text:line-break/></text:p>
            </text:list-item>
            <text:list-item>
              <text:p text:style-name="P2">Justify the choice of a key for efficient delivery management from the following components:<text:line-break/><text:line-break/>I used a combination of the address concatenated with the zip code. All spaces are stripped out to create a lookup key for locations stored in a hash table. Zip codes aren’t unique and given a large enough city it would be understandable if street names aren’t unique either. Using these two elements makes for a minimalist approach to creating a unique key.</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9T21:12:08.036000000</meta:creation-date>
    <dc:date>2024-06-03T22:28:23.556000000</dc:date>
    <meta:editing-duration>PT2H10M7S</meta:editing-duration>
    <meta:editing-cycles>8</meta:editing-cycles>
    <meta:generator>LibreOffice/7.6.7.2$Windows_X86_64 LibreOffice_project/dd47e4b30cb7dab30588d6c79c651f218165e3c5</meta:generator>
    <meta:document-statistic meta:table-count="0" meta:image-count="0" meta:object-count="0" meta:page-count="2" meta:paragraph-count="15" meta:word-count="705" meta:character-count="4414" meta:non-whitespace-character-count="3659"/>
  </office:meta>
</office:document-meta>
</file>